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variable"/>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645cm"/>
      <style:paragraph-properties style:writing-mode="lr-tb"/>
    </style:style>
    <style:style style:name="gr2" style:family="graphic" style:parent-style-name="standard">
      <style:graphic-properties draw:stroke="solid" svg:stroke-color="#000000" draw:fill="none" draw:fill-color="#ffffff" draw:textarea-horizontal-align="left" draw:auto-grow-height="false" draw:auto-grow-width="false" fo:min-height="3.025cm" fo:min-width="5.336cm"/>
      <style:paragraph-properties style:writing-mode="lr-tb"/>
    </style:style>
    <style:style style:name="gr3" style:family="graphic" style:parent-style-name="standard" style:list-style-name="L5">
      <style:graphic-properties draw:stroke="none" svg:stroke-color="#000000" draw:fill="none" draw:fill-color="#ffffff" fo:min-height="2.771cm"/>
      <style:paragraph-properties style:writing-mode="lr-tb"/>
    </style:style>
    <style:style style:name="gr4" style:family="graphic" style:parent-style-name="objectwithoutfill">
      <style:graphic-properties svg:stroke-color="#bf0041" draw:marker-end="Arrowheads_20_3" draw:marker-end-width="0.3cm" draw:fill="none" draw:textarea-vertical-align="middle"/>
    </style:style>
    <style:style style:name="gr5" style:family="graphic" style:parent-style-name="standard" style:list-style-name="L5">
      <style:graphic-properties draw:stroke="none" svg:stroke-color="#000000" draw:fill="none" draw:fill-color="#ffffff" fo:min-height="0.347cm"/>
      <style:paragraph-properties style:writing-mode="lr-tb"/>
    </style:style>
    <style:style style:name="gr6" style:family="graphic" style:parent-style-name="standard">
      <style:graphic-properties draw:stroke="none" svg:stroke-color="#000000" draw:fill="none" draw:fill-color="#ffffff" fo:min-height="5.113cm"/>
      <style:paragraph-properties style:writing-mode="lr-tb"/>
    </style:style>
    <style:style style:name="gr7" style:family="graphic" style:parent-style-name="objectwithoutfill">
      <style:graphic-properties svg:stroke-color="#55308d" draw:marker-start="Line" draw:marker-end="" draw:marker-end-width="0.3cm" draw:fill="none" draw:textarea-vertical-align="middle"/>
    </style:style>
    <style:style style:name="gr8" style:family="graphic" style:parent-style-name="objectwithoutfill">
      <style:graphic-properties svg:stroke-color="#00a933" draw:marker-end="Arrowheads_20_3" draw:marker-end-width="0.3cm" draw:fill="none" draw:textarea-vertical-align="middle"/>
    </style:style>
    <style:style style:name="gr9" style:family="graphic" style:parent-style-name="objectwithoutfill">
      <style:graphic-properties svg:stroke-color="#55308d" draw:marker-end="Arrowheads_20_3" draw:marker-end-width="0.3cm" draw:fill="none" draw:textarea-vertical-align="middle"/>
    </style:style>
    <style:style style:name="P1" style:family="paragraph">
      <loext:graphic-properties draw:fill="none" draw:fill-color="#ffffff"/>
    </style:style>
    <style:style style:name="P2" style:family="paragraph">
      <style:paragraph-properties fo:margin-left="0cm" fo:margin-right="0cm" fo:margin-top="0cm" fo:margin-bottom="0cm" fo:line-height="100%" fo:text-indent="0cm"/>
    </style:style>
    <style:style style:name="P3" style:family="paragraph">
      <style:paragraph-properties fo:margin-left="0.508cm" fo:margin-right="0cm" fo:margin-top="0cm" fo:margin-bottom="0cm" fo:line-height="100%" fo:text-indent="0cm"/>
      <style:text-properties fo:hyphenate="false" loext:hyphenation-no-caps="false" loext:hyphenation-no-last-word="false"/>
    </style:style>
    <style:style style:name="P4" style:family="paragraph">
      <loext:graphic-properties draw:fill="none" draw:fill-color="#ffffff"/>
      <style:paragraph-properties fo:margin-left="0cm" fo:margin-right="0cm" fo:margin-top="0cm" fo:margin-bottom="0cm" fo:line-height="100%" fo:text-indent="0cm"/>
      <style:text-properties fo:font-size="11pt"/>
    </style:style>
    <style:style style:name="P5" style:family="paragraph">
      <style:paragraph-properties fo:margin-left="0.508cm" fo:margin-right="0cm" fo:margin-top="0cm" fo:margin-bottom="0cm" fo:line-height="100%" fo:text-indent="0cm"/>
    </style:style>
    <style:style style:name="P6" style:family="paragraph">
      <style:paragraph-properties fo:margin-left="1.016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text-align="center"/>
    </style:style>
    <style:style style:name="P9" style:family="paragraph">
      <loext:graphic-properties draw:fill="none" draw:fill-color="#ffffff"/>
      <style:text-properties style:font-name="Nimbus Mono PS1" fo:font-size="8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8" style:family="text">
      <style:text-properties style:font-name="Nimbus Mono PS1" fo:font-size="8pt" fo:font-weight="bold" style:font-weight-asian="bold" style:font-weight-complex="bold"/>
    </style:style>
    <style:style style:name="T9" style:family="text">
      <style:text-properties style:font-name="Nimbus Mono PS1" fo:font-size="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1cm" text:min-label-width="0.381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5.398cm" svg:height="1.895cm" svg:x="1.358cm" svg:y="1.299cm">
          <draw:text-box>
            <text:p><text:span text:style-name="T1">Moisture Sensor Project</text:span></text:p>
            <text:p>CapSensor Class</text:p>
            <text:p><text:span text:style-name="T2">Description of the protocol for taking an average of multiple capacitance measurements in a non-blocking manner</text:span></text:p>
          </draw:text-box>
        </draw:frame>
        <draw:frame draw:style-name="gr2" draw:text-style-name="P4" draw:layer="layout" svg:width="7.114cm" svg:height="3.925cm" svg:x="1.506cm" svg:y="5.194cm">
          <draw:text-box>
            <text:p text:style-name="P2"><text:span text:style-name="T3">Phase-1 | Pulse, Read &amp; Clear --</text:span></text:p>
            <text:list text:style-name="L2">
              <text:list-item>
                <text:p text:style-name="P3"><text:span text:style-name="T4">Charge sensor with a flash of voltage</text:span></text:p>
              </text:list-item>
              <text:list-item>
                <text:p text:style-name="P3"><text:span text:style-name="T4">Immediately after the pulse, read the resulting voltage across the sensor-cap.</text:span></text:p>
              </text:list-item>
              <text:list-item>
                <text:p text:style-name="P3"><text:span text:style-name="T4">Store voltage reading temporarily.</text:span></text:p>
              </text:list-item>
              <text:list-item>
                <text:p text:style-name="P3"><text:span text:style-name="T4">Remove pulse voltage from cap.</text:span></text:p>
              </text:list-item>
              <text:list-item>
                <text:p text:style-name="P3"><text:span text:style-name="T4">Turn voltage measure pin off (to OUTPUT).</text:span></text:p>
              </text:list-item>
              <text:list-item>
                <text:p text:style-name="P3"><text:span text:style-name="T4">Advance to Phase-2.</text:span></text:p>
              </text:list-item>
              <text:list-item>
                <text:p text:style-name="P3"><text:span text:style-name="T4">Return false.</text:span></text:p>
              </text:list-item>
            </text:list>
          </draw:text-box>
        </draw:frame>
        <draw:frame draw:style-name="gr2" draw:text-style-name="P4" draw:layer="layout" svg:width="7.114cm" svg:height="1.082cm" svg:x="1.506cm" svg:y="3.54cm">
          <draw:text-box>
            <text:p text:style-name="P2"><text:span text:style-name="T3">Phase-0 | No Measurement --</text:span></text:p>
            <text:list text:style-name="L3">
              <text:list-item>
                <text:p text:style-name="P5"><text:span text:style-name="T4">Return false</text:span></text:p>
              </text:list-item>
            </text:list>
          </draw:text-box>
        </draw:frame>
        <draw:frame draw:style-name="gr2" draw:text-style-name="P4" draw:layer="layout" svg:width="7.114cm" svg:height="3.924cm" svg:x="1.506cm" svg:y="9.69cm">
          <draw:text-box>
            <text:p text:style-name="P2"><text:span text:style-name="T3">Phase-2 | Calculate Capacitance --</text:span></text:p>
            <text:list text:style-name="L2">
              <text:list-item>
                <text:p text:style-name="P3"><text:span text:style-name="T4">float capacitance = (float)val * IN_CAP_TO_GND / (float)(MAX_ADC_VALUE – val);</text:span></text:p>
              </text:list-item>
              <text:list-item>
                <text:p text:style-name="P3"><text:span text:style-name="T4">Add result to the accumulator.</text:span></text:p>
              </text:list-item>
              <text:list-item>
                <text:p text:style-name="P3"><text:span text:style-name="T4">Decrement measurements count.</text:span></text:p>
              </text:list-item>
              <text:list-item>
                <text:p text:style-name="P3"><text:span text:style-name="T4">Set _nextMeasureMillis.</text:span></text:p>
              </text:list-item>
              <text:list-item>
                <text:p text:style-name="P3"><text:span text:style-name="T4">Determine IF Phase to be advanced.</text:span></text:p>
              </text:list-item>
            </text:list>
            <text:list text:style-name="L4">
              <text:list-item>
                <text:list>
                  <text:list-item>
                    <text:p text:style-name="P3"><text:span text:style-name="T4">IF YES, advance to Phase-3.</text:span></text:p>
                  </text:list-item>
                </text:list>
              </text:list-item>
            </text:list>
            <text:list text:style-name="L2">
              <text:list-item>
                <text:p text:style-name="P3"><text:span text:style-name="T4">Return false.</text:span></text:p>
              </text:list-item>
            </text:list>
          </draw:text-box>
        </draw:frame>
        <draw:frame draw:style-name="gr2" draw:text-style-name="P4" draw:layer="layout" svg:width="7.114cm" svg:height="3.275cm" svg:x="1.506cm" svg:y="14.185cm">
          <draw:text-box>
            <text:p text:style-name="P2"><text:span text:style-name="T3">Phase-3 | Take Average --</text:span></text:p>
            <text:list text:style-name="L2">
              <text:list-item>
                <text:p text:style-name="P3"><text:span text:style-name="T4">Calculate the average cap using the sum of capacitance stored in the accumulator.</text:span></text:p>
              </text:list-item>
              <text:list-item>
                <text:p text:style-name="P3"><text:span text:style-name="T4">Store result.</text:span></text:p>
              </text:list-item>
              <text:list-item>
                <text:p text:style-name="P3"><text:span text:style-name="T4">Set state to ‘measurement available.’</text:span></text:p>
              </text:list-item>
            </text:list>
            <text:list text:style-name="L4">
              <text:list-item>
                <text:list>
                  <text:list-item>
                    <text:p text:style-name="P3"><text:span text:style-name="T4">Advance to Phase-4.</text:span></text:p>
                  </text:list-item>
                </text:list>
              </text:list-item>
            </text:list>
            <text:list text:style-name="L2">
              <text:list-item>
                <text:p text:style-name="P3"><text:span text:style-name="T4">Return true.</text:span></text:p>
              </text:list-item>
            </text:list>
          </draw:text-box>
        </draw:frame>
        <draw:frame draw:style-name="gr2" draw:text-style-name="P4" draw:layer="layout" svg:width="7.114cm" svg:height="1.148cm" svg:x="1.506cm" svg:y="18.031cm">
          <draw:text-box>
            <text:p text:style-name="P2"><text:span text:style-name="T3">Phase-4 | Measurement Available --</text:span></text:p>
            <text:list text:style-name="L2">
              <text:list-item>
                <text:p text:style-name="P3"><text:span text:style-name="T4">Return true.</text:span></text:p>
              </text:list-item>
            </text:list>
          </draw:text-box>
        </draw:frame>
        <draw:frame draw:style-name="gr3" draw:text-style-name="P7" draw:layer="layout" svg:width="14.258cm" svg:height="3.113cm" svg:x="8.967cm" svg:y="5.564cm">
          <draw:text-box>
            <text:p text:style-name="P2"><text:span text:style-name="T5">NOTE: Because there is no resistance/load across the sensor cap under test I believe we must immediately remove the voltage from the charge pin after the analog reading is taken in order to avoid damage to the pin. For reference see this comment by </text:span><text:span text:style-name="T6">Jon, jan-24-2014 @ 11:47am</text:span><text:span text:style-name="T5">: </text:span></text:p>
            <text:p text:style-name="P5"><text:span text:style-name="T5">[we are not using a current limiting resister]...</text:span><text:span text:style-name="T7">because we only apply a very short pulse (~100us – the time it takes to do the ADC conversion using analogRead()), and then discharge (which presumably would take another 100us). After that we wait ~499,800us before we have another go. The only problem would be if someone hooked up a charged capacitor, but that could destroy the Arduino even if the I/O pins were set as inputs.</text:span></text:p>
            <text:p text:style-name="P6"><text:span text:style-name="T7">[See doc: /Reference-and-Instructions/Pico-farad-cap-measurement-with-Arduino.pdf</text:span></text:p>
          </draw:text-box>
        </draw:frame>
        <draw:line draw:style-name="gr4" draw:text-style-name="P8" draw:layer="layout" svg:x1="7.35cm" svg:y1="7.35cm" svg:x2="9.572cm" svg:y2="7.032cm">
          <text:p/>
        </draw:line>
        <draw:frame draw:style-name="gr5" draw:text-style-name="P7" draw:layer="layout" svg:width="7.889cm" svg:height="0.597cm" svg:x="8.967cm" svg:y="8.594cm">
          <draw:text-box>
            <text:p text:style-name="P2"><text:span text:style-name="T5">FALSE meaning “final measurement not yet available.”</text:span></text:p>
          </draw:text-box>
        </draw:frame>
        <draw:line draw:style-name="gr4" draw:text-style-name="P8" draw:layer="layout" svg:x1="4.588cm" svg:y1="8.783cm" svg:x2="9.069cm" svg:y2="8.846cm">
          <text:p/>
        </draw:line>
        <draw:frame draw:style-name="gr6" draw:text-style-name="P9" draw:layer="layout" svg:width="16.59cm" svg:height="5.363cm" svg:x="10.166cm" svg:y="10.559cm">
          <draw:text-box>
            <text:p><text:span text:style-name="T8">Class Data --</text:span></text:p>
            <text:p><text:span text:style-name="T9"><text:s text:c="2"/></text:span><text:span text:style-name="T9">private:</text:span></text:p>
            <text:p><text:span text:style-name="T9"><text:s text:c="4"/></text:span><text:span text:style-name="T9">int _chargePin; <text:s text:c="20"/>// Pin number 1st lead of cap is wired to.</text:span></text:p>
            <text:p><text:span text:style-name="T9"><text:s text:c="4"/></text:span><text:span text:style-name="T9">int _voltReadPin; <text:s text:c="18"/>// Pin number 2nd lead of cap is wired to.</text:span></text:p>
            <text:p><text:span text:style-name="T9"><text:s text:c="4"/></text:span><text:span text:style-name="T9">short int _measurePhase; <text:s text:c="11"/>// Were we are in the measure protocol </text:span></text:p>
            <text:p><text:span text:style-name="T9"><text:s text:c="43"/></text:span><text:span text:style-name="T9">0:No Measurement. 1:Pluse, Read &amp; Clear.</text:span></text:p>
            <text:p><text:span text:style-name="T9"><text:s text:c="43"/></text:span><text:span text:style-name="T9">2: Calculate. 3: Take Average.</text:span></text:p>
            <text:p><text:span text:style-name="T9"><text:s text:c="43"/></text:span><text:span text:style-name="T9">4: Measurement Available.</text:span></text:p>
            <text:p><text:span text:style-name="T9"><text:s text:c="4"/></text:span><text:span text:style-name="T9">float _capacitance; <text:s text:c="16"/>// Measured capacitance value.</text:span></text:p>
            <text:p><text:span text:style-name="T9"><text:s text:c="4"/></text:span><text:span text:style-name="T9">bool _readingAvailable; <text:s text:c="12"/>// Will be TRUE if a sensor capacitance reading has</text:span></text:p>
            <text:p><text:span text:style-name="T9"><text:s text:c="43"/></text:span><text:span text:style-name="T9">completed.</text:span></text:p>
            <text:p><text:span text:style-name="T9"><text:s text:c="4"/></text:span><text:span text:style-name="T9">short int _ReadingsRemain; <text:s text:c="9"/>// The number of readings remaining in the total</text:span></text:p>
            <text:p><text:span text:style-name="T9"><text:s text:c="43"/></text:span><text:span text:style-name="T9">Number we’re averaging over.</text:span></text:p>
            <text:p><text:span text:style-name="T9"><text:s text:c="4"/></text:span><text:span text:style-name="T9">float _capAccumulator; <text:s text:c="13"/>// Will accumulate multiple cap readings so we can</text:span></text:p>
            <text:p><text:span text:style-name="T9"><text:s text:c="43"/></text:span><text:span text:style-name="T9">take an average for the final value.</text:span></text:p>
            <text:p><text:span text:style-name="T9"><text:s text:c="4"/></text:span><text:span text:style-name="T9">unsigned long _nextMeasureMillis; <text:s text:c="2"/>// Wait until at least this time to take another</text:span></text:p>
            <text:p><text:span text:style-name="T9"><text:s text:c="43"/></text:span><text:span text:style-name="T9">reading.</text:span></text:p>
            <text:p><text:span text:style-name="T9"/></text:p>
          </draw:text-box>
        </draw:frame>
        <draw:polyline draw:style-name="gr4" draw:text-style-name="P8" draw:layer="layout" svg:width="5.531cm" svg:height="1.703cm" draw:transform="skewX (0.0324631240870945) rotate (-0.510159740357943) translate (6.8458152338759cm 11.1517235853024cm)" svg:viewBox="0 0 5532 1704" draw:points="0,1186 2302,0 4950,1704 5532,1373">
          <text:p/>
        </draw:polyline>
        <draw:polyline draw:style-name="gr4" draw:text-style-name="P8" draw:layer="layout" svg:width="4.618cm" svg:height="2.296cm" draw:transform="rotate (-0.310319541004592) translate (7.21298146176737cm 10.9891708563828cm)" svg:viewBox="0 0 4619 2297" draw:points="0,550 1951,0 4075,2297 4619,2160">
          <text:p/>
        </draw:polyline>
        <draw:polyline draw:style-name="gr7" draw:text-style-name="P8" draw:layer="layout" svg:width="2.989cm" svg:height="1.055cm" draw:transform="rotate (-0.143116998663535) translate (7.99265145048308cm 14.1735513594892cm)" svg:viewBox="0 0 2990 1056" draw:points="0,1056 1414,840 1538,365 2990,0">
          <text:p/>
        </draw:polyline>
        <draw:polyline draw:style-name="gr8" draw:text-style-name="P8" draw:layer="layout" svg:width="2.822cm" svg:height="3.072cm" draw:transform="rotate (-0.0141371669411543) translate (8.1294450736443cm 13.3080944112666cm)" svg:viewBox="0 0 2823 3073" draw:points="0,3073 1043,3064 2216,9 2823,0">
          <text:p/>
        </draw:polyline>
        <draw:polyline draw:style-name="gr9" draw:text-style-name="P8" draw:layer="layout" svg:width="3.995cm" svg:height="1.425cm" draw:transform="rotate (-0.310319541004592) translate (7.57847439394935cm 11.4297238220406cm)" svg:viewBox="0 0 3996 1426" draw:points="0,411 1403,0 2773,1426 3996,1296">
          <text:p/>
        </draw:poly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variable"/>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marker-end="Line" draw:marker-end-width="0.051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1:40:56.154186896</meta:creation-date>
    <dc:date>2023-07-31T14:22:58.235918757</dc:date>
    <meta:editing-duration>PT4H22M54S</meta:editing-duration>
    <meta:editing-cycles>19</meta:editing-cycles>
    <meta:generator>LibreOffice/7.5.3.2$Linux_X86_64 LibreOffice_project/50$Build-2</meta:generator>
    <meta:document-statistic meta:object-count="16"/>
  </office:meta>
</office:document-meta>
</file>